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78cm" svg:y1="2.032cm" svg:x2="2.773cm" svg:y2="2.032cm">
          <text:p/>
        </draw:line>
        <draw:line draw:style-name="gr1" draw:text-style-name="P1" draw:id="id2" draw:layer="layout" svg:x1="1.778cm" svg:y1="2.033cm" svg:x2="2.725cm" svg:y2="1.725cm">
          <draw:glue-point draw:id="4" svg:x="1.33cm" svg:y="-0.944cm"/>
          <text:p/>
        </draw:line>
        <draw:line draw:style-name="gr1" draw:text-style-name="P1" draw:layer="layout" svg:x1="1.778cm" svg:y1="2.032cm" svg:x2="2.583cm" svg:y2="1.447cm">
          <text:p/>
        </draw:line>
        <draw:line draw:style-name="gr2" draw:text-style-name="P1" draw:layer="layout" svg:x1="2.834cm" svg:y1="2.037cm" svg:x2="5.171cm" svg:y2="2.037cm">
          <text:p/>
        </draw:line>
        <draw:frame draw:style-name="gr3" draw:layer="layout" svg:width="1.454cm" svg:height="0.469cm" svg:x="4.967cm" svg:y="1.13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5.029cm" svg:y1="2.001cm" svg:x2="4.897cm" svg:y2="1.513cm">
          <text:p/>
        </draw:line>
        <draw:frame draw:style-name="gr3" draw:id="id1" draw:layer="layout" svg:width="0.933cm" svg:height="0.469cm" svg:x="1.31cm" svg:y="2.6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id="id3" draw:layer="layout" svg:width="1.674cm" svg:height="0.469cm" svg:x="2.55cm" svg:y="3.0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id="id4" draw:layer="layout" svg:width="1.674cm" svg:height="0.469cm" svg:x="1.333cm" svg:y="0.2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3" draw:layer="layout" svg:width="3.821cm" svg:height="1.904cm" svg:x="5.038cm" svg:y="1.838cm">
          <draw:text-box>
            <text:p text:style-name="P2"><text:span text:style-name="T1">مقناطیسی دباؤ کی موج کی</text:span><text:span text:style-name="T1"> </text:span></text:p>
            <text:p text:style-name="P2"><text:span text:style-name="T1">چوٹی تبدیل نہیں ہوتی البتہ</text:span></text:p>
            <text:p text:style-name="P2"><text:span text:style-name="T1"><text:s/></text:span><text:span text:style-name="T1">اس کا زاویہ تبدیل ہوتا ہے</text:span></text:p>
          </draw:text-box>
        </draw:frame>
        <draw:connector draw:style-name="gr6" draw:text-style-name="P1" draw:layer="layout" draw:type="curve" svg:x1="1.776cm" svg:y1="2.629cm" svg:x2="2.251cm" svg:y2="2.032cm" draw:start-shape="id1" draw:start-glue-point="0" draw:end-shape="id2" draw:end-glue-point="2" svg:d="m1776 2629c0-438 475-140 475-597">
          <text:p/>
        </draw:connector>
        <draw:connector draw:style-name="gr6" draw:text-style-name="P1" draw:layer="layout" draw:type="curve" draw:line-skew="1.426cm" svg:x1="3.387cm" svg:y1="3.046cm" svg:x2="2.376cm" svg:y2="1.85cm" draw:start-shape="id3" draw:end-shape="id2" draw:end-glue-point="4" svg:d="m3387 3046c0-595-1011 2-1011-1196">
          <text:p/>
        </draw:connector>
        <draw:connector draw:style-name="gr6" draw:text-style-name="P1" draw:layer="layout" draw:type="curve" svg:x1="2.17cm" svg:y1="0.711cm" svg:x2="2.251cm" svg:y2="1.725cm" draw:start-shape="id4" draw:start-glue-point="2" draw:end-shape="id2" draw:end-glue-point="0" svg:d="m2170 711c0 760 81 254 81 1014">
          <text:p/>
        </draw:connector>
        <draw:line draw:style-name="gr2" draw:text-style-name="P1" draw:layer="layout" svg:x1="2.762cm" svg:y1="1.709cm" svg:x2="3.413cm" svg:y2="1.493cm">
          <text:p/>
        </draw:line>
        <draw:line draw:style-name="gr2" draw:text-style-name="P1" draw:layer="layout" svg:x1="2.661cm" svg:y1="1.409cm" svg:x2="3.921cm" svg:y2="0.497cm">
          <text:p/>
        </draw:line>
        <draw:frame draw:style-name="gr3" draw:layer="layout" svg:width="0.756cm" svg:height="0.527cm" svg:x="3.088cm" svg:y="1.5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3.18cm" svg:y1="2.021cm" svg:x2="3.058cm" svg:y2="1.605cm">
          <text:p/>
        </draw:line>
        <draw:line draw:style-name="gr4" draw:text-style-name="P1" draw:layer="layout" svg:x1="4.084cm" svg:y1="2.032cm" svg:x2="3.657cm" svg:y2="0.68cm">
          <text:p/>
        </draw:line>
        <draw:frame draw:style-name="gr3" draw:layer="layout" svg:width="0.756cm" svg:height="0.527cm" svg:x="3.688cm" svg:y="0.701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5-17T09:11:22</dc:date>
    <dc:creator>khalid khan</dc:creator>
    <meta:editing-duration>PT01H34M35S</meta:editing-duration>
    <meta:editing-cycles>14</meta:editing-cycles>
    <meta:generator>OpenOffice.org/3.1$Linux OpenOffice.org_project/310m19$Build-9420</meta:generator>
    <meta:document-statistic meta:object-count="1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θ</math:mo>
        <math:mo math:stretchy="false">=</math:mo>
        <math:mo math:stretchy="false">ω</math:mo>
      </math:mrow>
      <math:mi>t</math:mi>
      <math:mi>'</math:mi>
    </math:mrow>
    <math:annotation math:encoding="StarMath 5.0">%theta=%omega t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n>18</math:mn>
      <math:mn>0</math:mn>
    </math:msup>
    <math:annotation math:encoding="StarMath 5.0">18^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0</math:mn>
    </math:mrow>
    <math:annotation math:encoding="StarMath 5.0">t=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0.001</math:mn>
    </math:mrow>
    <math:annotation math:encoding="StarMath 5.0">t=0.00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n>0.002</math:mn>
    </math:mrow>
    <math:annotation math:encoding="StarMath 5.0">t=0.00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p>
      <math:mn>36</math:mn>
      <math:mn>0</math:mn>
    </math:msup>
    <math:annotation math:encoding="StarMath 5.0">36^0</math:annotation>
  </math:semantics>
</math:math>
</file>